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49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PSALMIST'S SUMMONS (49:1-4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PSALMIST'S SUMMONS (49:1-4)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crowd (49:1-2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competence (49:3-4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PSALM 49<text:s text:c="1"/></text:span><text:span text:style-name="a457" text:class-names=""/></text:p>
          </draw:text-box>
          <svg:title/>
          <svg:desc/>
        </draw:frame>
        <draw:frame draw:id="id88" presentation:style-name="a472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THE PSALMIST'S SUMMONS (49:1-4)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THE PSALMIST'S SERMON (49:6-14, 17-20):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>THE PSALMIST'S SAVIOR (49:5, 15-16):<text:s text:c="1"/>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49 </dc:title>
    <meta:initial-creator>David STRICKLAND</meta:initial-creator>
    <dc:creator>David STRICKLAND</dc:creator>
    <meta:creation-date>2020-02-22T17:38:15Z</meta:creation-date>
    <dc:date>2020-02-22T17:38:15Z</dc:date>
    <meta:template xlink:href="BibleStudy" xlink:type="simple"/>
    <meta:editing-cycles>1</meta:editing-cycles>
    <meta:editing-duration>PT0S</meta:editing-duration>
    <meta:document-statistic meta:paragraph-count="9" meta:word-count="50"/>
  </office:meta>
</office:document-meta>
</file>